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StartedNotifierTest.decent_exception_when_setting_mock_that_does_not_implement_all_desired_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ificationStartedNotifierTest.accepts_replacement_mock_if_all_types_are_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StartedNotifierTest.decent_exception_when_setting_non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StartedNotifierTest.decent_exception_when_setting_mock_of_wrong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ificationStartedNotifierTest.shows_clean_exception_message_when_illegal_null_arg_is_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StartedNotifierTest.does_not_do_anything_when_list_is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